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4B000001F1C0CB02BF6B6A97B9.png" manifest:media-type="image/png"/>
  <manifest:file-entry manifest:full-path="Pictures/100002010000014B000001F19BEEEDCF33EC312A.png" manifest:media-type="image/png"/>
  <manifest:file-entry manifest:full-path="Pictures/100002010000014B000001F1EAD32D2A73E8D065.png" manifest:media-type="image/png"/>
  <manifest:file-entry manifest:full-path="Pictures/100002010000014B000001F1A2F94FAF05382859.png" manifest:media-type="image/png"/>
  <manifest:file-entry manifest:full-path="Pictures/100002010000014B000001F131BE830C6DD584A2.png" manifest:media-type="image/png"/>
  <manifest:file-entry manifest:full-path="Pictures/100002010000014B000001F1F5A2A758956E2F4C.png" manifest:media-type="image/png"/>
  <manifest:file-entry manifest:full-path="Pictures/100002010000014B000001F13CE24F803102130E.png" manifest:media-type="image/png"/>
  <manifest:file-entry manifest:full-path="Pictures/100002010000014B000001F1B4026977CCE49B43.png" manifest:media-type="image/png"/>
  <manifest:file-entry manifest:full-path="Pictures/100002010000014B000001F108E07E8929E56E75.png" manifest:media-type="image/png"/>
  <manifest:file-entry manifest:full-path="Pictures/100002010000014B000001F1EECE39864CE132E3.png" manifest:media-type="image/png"/>
  <manifest:file-entry manifest:full-path="Pictures/100002010000014B000001F13DE5083FA50E304F.png" manifest:media-type="image/png"/>
  <manifest:file-entry manifest:full-path="Pictures/100002010000014B000001F11C86DE8EBD8D8EFF.png" manifest:media-type="image/png"/>
  <manifest:file-entry manifest:full-path="Pictures/100002010000014B000001F1F028EBD6DBBAAE84.png" manifest:media-type="image/png"/>
  <manifest:file-entry manifest:full-path="Pictures/100002010000014B000001F1D26F189A0EEF79C0.png" manifest:media-type="image/png"/>
  <manifest:file-entry manifest:full-path="Pictures/100002010000014B000001F119E36B9A8A2CA1E4.png" manifest:media-type="image/png"/>
  <manifest:file-entry manifest:full-path="Pictures/100002010000014B000001F1278F96E756F01D37.png" manifest:media-type="image/png"/>
  <manifest:file-entry manifest:full-path="Pictures/100002010000014B000001F1F242662E112F8BD0.png" manifest:media-type="image/png"/>
  <manifest:file-entry manifest:full-path="Pictures/10000201000000F10000006E5651E000FD60A7F4.png" manifest:media-type="image/png"/>
  <manifest:file-entry manifest:full-path="Pictures/100002010000014B000001F17523DA9138CB9911.png" manifest:media-type="image/png"/>
  <manifest:file-entry manifest:full-path="Pictures/100002010000014B000001F14880AB9DE9E7389A.png" manifest:media-type="image/png"/>
  <manifest:file-entry manifest:full-path="Pictures/100002010000014B000001F1CA86E3E35A7865AD.png" manifest:media-type="image/png"/>
  <manifest:file-entry manifest:full-path="Pictures/100002010000014B000001F1A6B87E7C531C8398.png" manifest:media-type="image/png"/>
  <manifest:file-entry manifest:full-path="Pictures/100002010000014B000001F13F5BE0DC324DCF97.png" manifest:media-type="image/png"/>
  <manifest:file-entry manifest:full-path="Pictures/100002010000014B000001F1D58B501DFAC19F3B.png" manifest:media-type="image/png"/>
  <manifest:file-entry manifest:full-path="Pictures/100002010000014B000001F1745D5E375AE74CA2.png" manifest:media-type="image/png"/>
  <manifest:file-entry manifest:full-path="Pictures/10000201000000F10000006E74B8D1F9139FEB1F.png" manifest:media-type="image/png"/>
  <manifest:file-entry manifest:full-path="Pictures/10000201000000F10000006E0D0F1B3ECA716585.png" manifest:media-type="image/png"/>
  <manifest:file-entry manifest:full-path="Pictures/10000201000000F10000006E7EA44CACDE7F3305.png" manifest:media-type="image/png"/>
  <manifest:file-entry manifest:full-path="Pictures/10000201000000F10000006E1B152E069869B7B8.png" manifest:media-type="image/png"/>
  <manifest:file-entry manifest:full-path="Pictures/10000201000000F10000006E52852C94D96640EF.png" manifest:media-type="image/png"/>
  <manifest:file-entry manifest:full-path="Pictures/10000201000000F10000006E0E4B05C6FBD81BB7.png" manifest:media-type="image/png"/>
  <manifest:file-entry manifest:full-path="Pictures/10000201000000F10000006EDBF8788E1FAE7F88.png" manifest:media-type="image/png"/>
  <manifest:file-entry manifest:full-path="Pictures/10000201000000F10000006EBEBA7A967232E59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adrão">
        <draw:frame draw:style-name="gr1" draw:text-style-name="P1" draw:layer="layout" svg:width="6.05cm" svg:height="9.1cm" svg:x="1cm" svg:y="0.5cm">
          <draw:image xlink:href="Pictures/100002010000014B000001F19BEEEDCF33EC312A.png" xlink:type="simple" xlink:show="embed" xlink:actuate="onLoad">
            <text:p/>
          </draw:image>
        </draw:frame>
        <draw:frame draw:style-name="gr1" draw:text-style-name="P1" draw:layer="layout" svg:width="6.06cm" svg:height="9.1cm" svg:x="7.47cm" svg:y="0.5cm">
          <draw:image xlink:href="Pictures/100002010000014B000001F1F5A2A758956E2F4C.png" xlink:type="simple" xlink:show="embed" xlink:actuate="onLoad">
            <text:p/>
          </draw:image>
        </draw:frame>
        <draw:frame draw:style-name="gr1" draw:text-style-name="P1" draw:layer="layout" svg:width="6.06cm" svg:height="9.1cm" svg:x="1cm" svg:y="9.7cm">
          <draw:image xlink:href="Pictures/100002010000014B000001F1EAD32D2A73E8D065.png" xlink:type="simple" xlink:show="embed" xlink:actuate="onLoad">
            <text:p/>
          </draw:image>
        </draw:frame>
        <draw:frame draw:style-name="gr1" draw:text-style-name="P1" draw:layer="layout" svg:width="6.06cm" svg:height="9.1cm" svg:x="14cm" svg:y="0.5cm">
          <draw:image xlink:href="Pictures/100002010000014B000001F1A2F94FAF05382859.png" xlink:type="simple" xlink:show="embed" xlink:actuate="onLoad">
            <text:p/>
          </draw:image>
        </draw:frame>
        <draw:frame draw:style-name="gr1" draw:text-style-name="P1" draw:layer="layout" svg:width="6.06cm" svg:height="9.1cm" svg:x="7.47cm" svg:y="9.7cm">
          <draw:image xlink:href="Pictures/100002010000014B000001F13DE5083FA50E304F.png" xlink:type="simple" xlink:show="embed" xlink:actuate="onLoad">
            <text:p/>
          </draw:image>
        </draw:frame>
        <draw:frame draw:style-name="gr1" draw:text-style-name="P1" draw:layer="layout" svg:width="6.06cm" svg:height="9.1cm" svg:x="14cm" svg:y="9.7cm">
          <draw:image xlink:href="Pictures/100002010000014B000001F11C86DE8EBD8D8EFF.png" xlink:type="simple" xlink:show="embed" xlink:actuate="onLoad">
            <text:p/>
          </draw:image>
        </draw:frame>
        <draw:frame draw:style-name="gr1" draw:text-style-name="P1" draw:layer="layout" svg:width="6.06cm" svg:height="9.1cm" svg:x="1cm" svg:y="18.9cm">
          <draw:image xlink:href="Pictures/100002010000014B000001F131BE830C6DD584A2.png" xlink:type="simple" xlink:show="embed" xlink:actuate="onLoad">
            <text:p/>
          </draw:image>
        </draw:frame>
        <draw:frame draw:style-name="gr1" draw:text-style-name="P1" draw:layer="layout" svg:width="6.06cm" svg:height="9.1cm" svg:x="7.47cm" svg:y="18.9cm">
          <draw:image xlink:href="Pictures/100002010000014B000001F13CE24F803102130E.png" xlink:type="simple" xlink:show="embed" xlink:actuate="onLoad">
            <text:p/>
          </draw:image>
        </draw:frame>
        <draw:frame draw:style-name="gr1" draw:text-style-name="P1" draw:layer="layout" svg:width="6.06cm" svg:height="9.1cm" svg:x="14cm" svg:y="18.9cm">
          <draw:image xlink:href="Pictures/100002010000014B000001F1C0CB02BF6B6A97B9.png" xlink:type="simple" xlink:show="embed" xlink:actuate="onLoad">
            <text:p/>
          </draw:image>
        </draw:frame>
      </draw:page>
      <draw:page draw:name="page2" draw:style-name="dp1" draw:master-page-name="Padrão">
        <draw:frame draw:style-name="gr1" draw:text-style-name="P1" draw:layer="layout" svg:width="6.06cm" svg:height="9.1cm" svg:x="1cm" svg:y="0.5cm">
          <draw:image xlink:href="Pictures/100002010000014B000001F1D26F189A0EEF79C0.png" xlink:type="simple" xlink:show="embed" xlink:actuate="onLoad">
            <text:p/>
          </draw:image>
        </draw:frame>
        <draw:frame draw:style-name="gr1" draw:text-style-name="P1" draw:layer="layout" svg:width="6.06cm" svg:height="9.1cm" svg:x="7.47cm" svg:y="0.5cm">
          <draw:image xlink:href="Pictures/100002010000014B000001F1D26F189A0EEF79C0.png" xlink:type="simple" xlink:show="embed" xlink:actuate="onLoad">
            <text:p/>
          </draw:image>
        </draw:frame>
        <draw:frame draw:style-name="gr1" draw:text-style-name="P1" draw:layer="layout" svg:width="6.06cm" svg:height="9.1cm" svg:x="14cm" svg:y="0.5cm">
          <draw:image xlink:href="Pictures/100002010000014B000001F1D26F189A0EEF79C0.png" xlink:type="simple" xlink:show="embed" xlink:actuate="onLoad">
            <text:p/>
          </draw:image>
        </draw:frame>
        <draw:frame draw:style-name="gr1" draw:text-style-name="P1" draw:layer="layout" svg:width="6.06cm" svg:height="9.1cm" svg:x="1cm" svg:y="9.7cm">
          <draw:image xlink:href="Pictures/100002010000014B000001F1D26F189A0EEF79C0.png" xlink:type="simple" xlink:show="embed" xlink:actuate="onLoad">
            <text:p/>
          </draw:image>
        </draw:frame>
        <draw:frame draw:style-name="gr1" draw:text-style-name="P1" draw:layer="layout" svg:width="6.06cm" svg:height="9.1cm" svg:x="1cm" svg:y="18.9cm">
          <draw:image xlink:href="Pictures/100002010000014B000001F1D26F189A0EEF79C0.png" xlink:type="simple" xlink:show="embed" xlink:actuate="onLoad">
            <text:p/>
          </draw:image>
        </draw:frame>
        <draw:frame draw:style-name="gr1" draw:text-style-name="P1" draw:layer="layout" svg:width="6.06cm" svg:height="9.1cm" svg:x="7.47cm" svg:y="9.7cm">
          <draw:image xlink:href="Pictures/100002010000014B000001F1D26F189A0EEF79C0.png" xlink:type="simple" xlink:show="embed" xlink:actuate="onLoad">
            <text:p/>
          </draw:image>
        </draw:frame>
        <draw:frame draw:style-name="gr1" draw:text-style-name="P1" draw:layer="layout" svg:width="6.06cm" svg:height="9.1cm" svg:x="14cm" svg:y="9.7cm">
          <draw:image xlink:href="Pictures/100002010000014B000001F1D26F189A0EEF79C0.png" xlink:type="simple" xlink:show="embed" xlink:actuate="onLoad">
            <text:p/>
          </draw:image>
        </draw:frame>
        <draw:frame draw:style-name="gr1" draw:text-style-name="P1" draw:layer="layout" svg:width="6.06cm" svg:height="9.1cm" svg:x="7.47cm" svg:y="18.9cm">
          <draw:image xlink:href="Pictures/100002010000014B000001F1D26F189A0EEF79C0.png" xlink:type="simple" xlink:show="embed" xlink:actuate="onLoad">
            <text:p/>
          </draw:image>
        </draw:frame>
        <draw:frame draw:style-name="gr1" draw:text-style-name="P1" draw:layer="layout" svg:width="6.06cm" svg:height="9.1cm" svg:x="14cm" svg:y="18.9cm">
          <draw:image xlink:href="Pictures/100002010000014B000001F1D26F189A0EEF79C0.png" xlink:type="simple" xlink:show="embed" xlink:actuate="onLoad">
            <text:p/>
          </draw:image>
        </draw:frame>
      </draw:page>
      <draw:page draw:name="page3" draw:style-name="dp1" draw:master-page-name="Padrão">
        <draw:frame draw:style-name="gr1" draw:text-style-name="P1" draw:layer="layout" svg:width="6.06cm" svg:height="9.1cm" svg:x="-0.86cm" svg:y="1.5cm">
          <draw:image xlink:href="Pictures/100002010000014B000001F119E36B9A8A2CA1E4.png" xlink:type="simple" xlink:show="embed" xlink:actuate="onLoad">
            <text:p/>
          </draw:image>
        </draw:frame>
        <draw:frame draw:style-name="gr1" draw:text-style-name="P1" draw:layer="layout" svg:width="6.06cm" svg:height="9.1cm" svg:x="6.6cm" svg:y="1.4cm">
          <draw:image xlink:href="Pictures/100002010000014B000001F119E36B9A8A2CA1E4.png" xlink:type="simple" xlink:show="embed" xlink:actuate="onLoad">
            <text:p/>
          </draw:image>
        </draw:frame>
        <draw:frame draw:style-name="gr1" draw:text-style-name="P1" draw:layer="layout" svg:width="6.06cm" svg:height="9.1cm" svg:x="-0.5cm" svg:y="11cm">
          <draw:image xlink:href="Pictures/100002010000014B000001F1278F96E756F01D37.png" xlink:type="simple" xlink:show="embed" xlink:actuate="onLoad">
            <text:p/>
          </draw:image>
        </draw:frame>
        <draw:frame draw:style-name="gr1" draw:text-style-name="P1" draw:layer="layout" svg:width="6.06cm" svg:height="9.1cm" svg:x="14.24cm" svg:y="2cm">
          <draw:image xlink:href="Pictures/100002010000014B000001F1278F96E756F01D37.png" xlink:type="simple" xlink:show="embed" xlink:actuate="onLoad">
            <text:p/>
          </draw:image>
        </draw:frame>
        <draw:frame draw:style-name="gr1" draw:text-style-name="P1" draw:layer="layout" svg:width="6.06cm" svg:height="9.1cm" svg:x="-1.652cm" svg:y="18.138cm">
          <draw:image xlink:href="Pictures/100002010000014B000001F1F242662E112F8BD0.png" xlink:type="simple" xlink:show="embed" xlink:actuate="onLoad">
            <text:p/>
          </draw:image>
        </draw:frame>
        <draw:frame draw:style-name="gr1" draw:text-style-name="P1" draw:layer="layout" svg:width="6.05cm" svg:height="9.1cm" svg:x="15.5cm" svg:y="20.2cm">
          <draw:image xlink:href="Pictures/100002010000014B000001F1EECE39864CE132E3.png" xlink:type="simple" xlink:show="embed" xlink:actuate="onLoad">
            <text:p/>
          </draw:image>
        </draw:frame>
        <draw:frame draw:style-name="gr1" draw:text-style-name="P1" draw:layer="layout" svg:width="6.06cm" svg:height="9.1cm" svg:x="6.44cm" svg:y="11.2cm">
          <draw:image xlink:href="Pictures/100002010000014B000001F1F242662E112F8BD0.png" xlink:type="simple" xlink:show="embed" xlink:actuate="onLoad">
            <text:p/>
          </draw:image>
        </draw:frame>
        <draw:frame draw:style-name="gr1" draw:text-style-name="P1" draw:layer="layout" svg:width="6.06cm" svg:height="9.1cm" svg:x="13.04cm" svg:y="12.2cm">
          <draw:image xlink:href="Pictures/100002010000014B000001F1F242662E112F8BD0.png" xlink:type="simple" xlink:show="embed" xlink:actuate="onLoad">
            <text:p/>
          </draw:image>
        </draw:frame>
        <draw:frame draw:style-name="gr1" draw:text-style-name="P1" draw:layer="layout" svg:width="6.06cm" svg:height="9.1cm" svg:x="6.94cm" svg:y="19.4cm">
          <draw:image xlink:href="Pictures/100002010000014B000001F1F242662E112F8BD0.png" xlink:type="simple" xlink:show="embed" xlink:actuate="onLoad">
            <text:p/>
          </draw:image>
        </draw:frame>
      </draw:page>
      <draw:page draw:name="page4" draw:style-name="dp1" draw:master-page-name="Padrão">
        <draw:frame draw:style-name="gr1" draw:text-style-name="P1" draw:layer="layout" svg:width="6.06cm" svg:height="9.1cm" svg:x="1cm" svg:y="0.5cm">
          <draw:image xlink:href="Pictures/100002010000014B000001F1D26F189A0EEF79C0.png" xlink:type="simple" xlink:show="embed" xlink:actuate="onLoad">
            <text:p/>
          </draw:image>
        </draw:frame>
        <draw:frame draw:style-name="gr1" draw:text-style-name="P1" draw:layer="layout" svg:width="6.06cm" svg:height="9.1cm" svg:x="7.47cm" svg:y="0.5cm">
          <draw:image xlink:href="Pictures/100002010000014B000001F1D26F189A0EEF79C0.png" xlink:type="simple" xlink:show="embed" xlink:actuate="onLoad">
            <text:p/>
          </draw:image>
        </draw:frame>
        <draw:frame draw:style-name="gr1" draw:text-style-name="P1" draw:layer="layout" svg:width="6.06cm" svg:height="9.1cm" svg:x="14cm" svg:y="0.5cm">
          <draw:image xlink:href="Pictures/100002010000014B000001F1D26F189A0EEF79C0.png" xlink:type="simple" xlink:show="embed" xlink:actuate="onLoad">
            <text:p/>
          </draw:image>
        </draw:frame>
        <draw:frame draw:style-name="gr1" draw:text-style-name="P1" draw:layer="layout" svg:width="6.06cm" svg:height="9.1cm" svg:x="1cm" svg:y="9.7cm">
          <draw:image xlink:href="Pictures/100002010000014B000001F1D26F189A0EEF79C0.png" xlink:type="simple" xlink:show="embed" xlink:actuate="onLoad">
            <text:p/>
          </draw:image>
        </draw:frame>
        <draw:frame draw:style-name="gr1" draw:text-style-name="P1" draw:layer="layout" svg:width="6.06cm" svg:height="9.1cm" svg:x="1cm" svg:y="18.9cm">
          <draw:image xlink:href="Pictures/100002010000014B000001F1D26F189A0EEF79C0.png" xlink:type="simple" xlink:show="embed" xlink:actuate="onLoad">
            <text:p/>
          </draw:image>
        </draw:frame>
        <draw:frame draw:style-name="gr1" draw:text-style-name="P1" draw:layer="layout" svg:width="6.06cm" svg:height="9.1cm" svg:x="7.47cm" svg:y="9.7cm">
          <draw:image xlink:href="Pictures/100002010000014B000001F1D26F189A0EEF79C0.png" xlink:type="simple" xlink:show="embed" xlink:actuate="onLoad">
            <text:p/>
          </draw:image>
        </draw:frame>
        <draw:frame draw:style-name="gr1" draw:text-style-name="P1" draw:layer="layout" svg:width="6.06cm" svg:height="9.1cm" svg:x="14cm" svg:y="9.7cm">
          <draw:image xlink:href="Pictures/100002010000014B000001F1D26F189A0EEF79C0.png" xlink:type="simple" xlink:show="embed" xlink:actuate="onLoad">
            <text:p/>
          </draw:image>
        </draw:frame>
        <draw:frame draw:style-name="gr1" draw:text-style-name="P1" draw:layer="layout" svg:width="6.06cm" svg:height="9.1cm" svg:x="7.47cm" svg:y="18.9cm">
          <draw:image xlink:href="Pictures/100002010000014B000001F1D26F189A0EEF79C0.png" xlink:type="simple" xlink:show="embed" xlink:actuate="onLoad">
            <text:p/>
          </draw:image>
        </draw:frame>
        <draw:frame draw:style-name="gr1" draw:text-style-name="P1" draw:layer="layout" svg:width="6.06cm" svg:height="9.1cm" svg:x="14cm" svg:y="18.9cm">
          <draw:image xlink:href="Pictures/100002010000014B000001F1D26F189A0EEF79C0.png" xlink:type="simple" xlink:show="embed" xlink:actuate="onLoad">
            <text:p/>
          </draw:image>
        </draw:frame>
      </draw:page>
      <draw:page draw:name="page5" draw:style-name="dp1" draw:master-page-name="Padrão">
        <draw:frame draw:style-name="gr1" draw:text-style-name="P1" draw:layer="layout" svg:width="6.05cm" svg:height="9.1cm" svg:x="1cm" svg:y="0.5cm">
          <draw:image xlink:href="Pictures/100002010000014B000001F19BEEEDCF33EC312A.png" xlink:type="simple" xlink:show="embed" xlink:actuate="onLoad">
            <text:p/>
          </draw:image>
        </draw:frame>
        <draw:frame draw:style-name="gr1" draw:text-style-name="P1" draw:layer="layout" svg:width="6.06cm" svg:height="9.1cm" svg:x="7.47cm" svg:y="0.5cm">
          <draw:image xlink:href="Pictures/100002010000014B000001F1F5A2A758956E2F4C.png" xlink:type="simple" xlink:show="embed" xlink:actuate="onLoad">
            <text:p/>
          </draw:image>
        </draw:frame>
        <draw:frame draw:style-name="gr1" draw:text-style-name="P1" draw:layer="layout" svg:width="6.06cm" svg:height="9.1cm" svg:x="1cm" svg:y="9.7cm">
          <draw:image xlink:href="Pictures/100002010000014B000001F1EAD32D2A73E8D065.png" xlink:type="simple" xlink:show="embed" xlink:actuate="onLoad">
            <text:p/>
          </draw:image>
        </draw:frame>
        <draw:frame draw:style-name="gr1" draw:text-style-name="P1" draw:layer="layout" svg:width="6.06cm" svg:height="9.1cm" svg:x="14cm" svg:y="0.5cm">
          <draw:image xlink:href="Pictures/100002010000014B000001F1A2F94FAF05382859.png" xlink:type="simple" xlink:show="embed" xlink:actuate="onLoad">
            <text:p/>
          </draw:image>
        </draw:frame>
        <draw:frame draw:style-name="gr1" draw:text-style-name="P1" draw:layer="layout" svg:width="6.06cm" svg:height="9.1cm" svg:x="7.47cm" svg:y="9.7cm">
          <draw:image xlink:href="Pictures/100002010000014B000001F13DE5083FA50E304F.png" xlink:type="simple" xlink:show="embed" xlink:actuate="onLoad">
            <text:p/>
          </draw:image>
        </draw:frame>
        <draw:frame draw:style-name="gr1" draw:text-style-name="P1" draw:layer="layout" svg:width="6.06cm" svg:height="9.1cm" svg:x="14cm" svg:y="9.7cm">
          <draw:image xlink:href="Pictures/100002010000014B000001F11C86DE8EBD8D8EFF.png" xlink:type="simple" xlink:show="embed" xlink:actuate="onLoad">
            <text:p/>
          </draw:image>
        </draw:frame>
        <draw:frame draw:style-name="gr1" draw:text-style-name="P1" draw:layer="layout" svg:width="6.059cm" svg:height="9.099cm" svg:x="1.001cm" svg:y="18.901cm">
          <draw:image xlink:href="Pictures/100002010000014B000001F1F028EBD6DBBAAE84.png" xlink:type="simple" xlink:show="embed" xlink:actuate="onLoad">
            <text:p/>
          </draw:image>
        </draw:frame>
        <draw:frame draw:style-name="gr1" draw:text-style-name="P1" draw:layer="layout" svg:width="6.06cm" svg:height="9.1cm" svg:x="7.469cm" svg:y="18.899cm">
          <draw:image xlink:href="Pictures/100002010000014B000001F13CE24F803102130E.png" xlink:type="simple" xlink:show="embed" xlink:actuate="onLoad">
            <text:p/>
          </draw:image>
        </draw:frame>
        <draw:frame draw:style-name="gr1" draw:text-style-name="P1" draw:layer="layout" svg:width="6.06cm" svg:height="9.1cm" svg:x="13.999cm" svg:y="18.899cm">
          <draw:image xlink:href="Pictures/100002010000014B000001F1C0CB02BF6B6A97B9.png" xlink:type="simple" xlink:show="embed" xlink:actuate="onLoad">
            <text:p/>
          </draw:image>
        </draw:frame>
      </draw:page>
      <draw:page draw:name="page6" draw:style-name="dp1" draw:master-page-name="Padrão">
        <draw:frame draw:style-name="gr1" draw:text-style-name="P1" draw:layer="layout" svg:width="6.059cm" svg:height="9.099cm" svg:x="1.001cm" svg:y="18.901cm">
          <draw:image xlink:href="Pictures/100002010000014B000001F108E07E8929E56E75.png" xlink:type="simple" xlink:show="embed" xlink:actuate="onLoad">
            <text:p/>
          </draw:image>
        </draw:frame>
        <draw:frame draw:style-name="gr1" draw:text-style-name="P1" draw:layer="layout" svg:width="6.059cm" svg:height="9.099cm" svg:x="1.001cm" svg:y="9.701cm">
          <draw:image xlink:href="Pictures/100002010000014B000001F108E07E8929E56E75.png" xlink:type="simple" xlink:show="embed" xlink:actuate="onLoad">
            <text:p/>
          </draw:image>
        </draw:frame>
        <draw:frame draw:style-name="gr1" draw:text-style-name="P1" draw:layer="layout" svg:width="6.059cm" svg:height="9.099cm" svg:x="7.471cm" svg:y="9.701cm">
          <draw:image xlink:href="Pictures/100002010000014B000001F108E07E8929E56E75.png" xlink:type="simple" xlink:show="embed" xlink:actuate="onLoad">
            <text:p/>
          </draw:image>
        </draw:frame>
        <draw:frame draw:style-name="gr1" draw:text-style-name="P1" draw:layer="layout" svg:width="6.059cm" svg:height="9.099cm" svg:x="14.001cm" svg:y="9.701cm">
          <draw:image xlink:href="Pictures/100002010000014B000001F108E07E8929E56E75.png" xlink:type="simple" xlink:show="embed" xlink:actuate="onLoad">
            <text:p/>
          </draw:image>
        </draw:frame>
        <draw:frame draw:style-name="gr1" draw:text-style-name="P1" draw:layer="layout" svg:width="6.059cm" svg:height="9.099cm" svg:x="14.001cm" svg:y="0.501cm">
          <draw:image xlink:href="Pictures/100002010000014B000001F108E07E8929E56E75.png" xlink:type="simple" xlink:show="embed" xlink:actuate="onLoad">
            <text:p/>
          </draw:image>
        </draw:frame>
        <draw:frame draw:style-name="gr1" draw:text-style-name="P1" draw:layer="layout" svg:width="6.059cm" svg:height="9.099cm" svg:x="7.471cm" svg:y="0.501cm">
          <draw:image xlink:href="Pictures/100002010000014B000001F108E07E8929E56E75.png" xlink:type="simple" xlink:show="embed" xlink:actuate="onLoad">
            <text:p/>
          </draw:image>
        </draw:frame>
        <draw:frame draw:style-name="gr1" draw:text-style-name="P1" draw:layer="layout" svg:width="6.059cm" svg:height="9.099cm" svg:x="1.001cm" svg:y="0.501cm">
          <draw:image xlink:href="Pictures/100002010000014B000001F108E07E8929E56E75.png" xlink:type="simple" xlink:show="embed" xlink:actuate="onLoad">
            <text:p/>
          </draw:image>
        </draw:frame>
        <draw:frame draw:style-name="gr1" draw:text-style-name="P1" draw:layer="layout" svg:width="6.059cm" svg:height="9.099cm" svg:x="7.471cm" svg:y="18.901cm">
          <draw:image xlink:href="Pictures/100002010000014B000001F108E07E8929E56E75.png" xlink:type="simple" xlink:show="embed" xlink:actuate="onLoad">
            <text:p/>
          </draw:image>
        </draw:frame>
        <draw:frame draw:style-name="gr1" draw:text-style-name="P1" draw:layer="layout" svg:width="6.059cm" svg:height="9.099cm" svg:x="14.001cm" svg:y="18.901cm">
          <draw:image xlink:href="Pictures/100002010000014B000001F108E07E8929E56E75.png" xlink:type="simple" xlink:show="embed" xlink:actuate="onLoad">
            <text:p/>
          </draw:image>
        </draw:frame>
      </draw:page>
      <draw:page draw:name="page7" draw:style-name="dp1" draw:master-page-name="Padrão">
        <draw:frame draw:style-name="gr1" draw:text-style-name="P1" draw:layer="layout" svg:width="6.059cm" svg:height="9.099cm" svg:x="1.001cm" svg:y="18.901cm">
          <draw:image xlink:href="Pictures/100002010000014B000001F108E07E8929E56E75.png" xlink:type="simple" xlink:show="embed" xlink:actuate="onLoad">
            <text:p/>
          </draw:image>
        </draw:frame>
        <draw:frame draw:style-name="gr1" draw:text-style-name="P1" draw:layer="layout" svg:width="6.059cm" svg:height="9.099cm" svg:x="1.001cm" svg:y="9.701cm">
          <draw:image xlink:href="Pictures/100002010000014B000001F108E07E8929E56E75.png" xlink:type="simple" xlink:show="embed" xlink:actuate="onLoad">
            <text:p/>
          </draw:image>
        </draw:frame>
        <draw:frame draw:style-name="gr1" draw:text-style-name="P1" draw:layer="layout" svg:width="6.059cm" svg:height="9.099cm" svg:x="7.471cm" svg:y="9.701cm">
          <draw:image xlink:href="Pictures/100002010000014B000001F108E07E8929E56E75.png" xlink:type="simple" xlink:show="embed" xlink:actuate="onLoad">
            <text:p/>
          </draw:image>
        </draw:frame>
        <draw:frame draw:style-name="gr1" draw:text-style-name="P1" draw:layer="layout" svg:width="6.059cm" svg:height="9.099cm" svg:x="14.001cm" svg:y="9.701cm">
          <draw:image xlink:href="Pictures/100002010000014B000001F108E07E8929E56E75.png" xlink:type="simple" xlink:show="embed" xlink:actuate="onLoad">
            <text:p/>
          </draw:image>
        </draw:frame>
        <draw:frame draw:style-name="gr1" draw:text-style-name="P1" draw:layer="layout" svg:width="6.059cm" svg:height="9.099cm" svg:x="14.001cm" svg:y="0.501cm">
          <draw:image xlink:href="Pictures/100002010000014B000001F108E07E8929E56E75.png" xlink:type="simple" xlink:show="embed" xlink:actuate="onLoad">
            <text:p/>
          </draw:image>
        </draw:frame>
        <draw:frame draw:style-name="gr1" draw:text-style-name="P1" draw:layer="layout" svg:width="6.059cm" svg:height="9.099cm" svg:x="7.471cm" svg:y="0.501cm">
          <draw:image xlink:href="Pictures/100002010000014B000001F108E07E8929E56E75.png" xlink:type="simple" xlink:show="embed" xlink:actuate="onLoad">
            <text:p/>
          </draw:image>
        </draw:frame>
        <draw:frame draw:style-name="gr1" draw:text-style-name="P1" draw:layer="layout" svg:width="6.059cm" svg:height="9.099cm" svg:x="1.001cm" svg:y="0.501cm">
          <draw:image xlink:href="Pictures/100002010000014B000001F108E07E8929E56E75.png" xlink:type="simple" xlink:show="embed" xlink:actuate="onLoad">
            <text:p/>
          </draw:image>
        </draw:frame>
        <draw:frame draw:style-name="gr1" draw:text-style-name="P1" draw:layer="layout" svg:width="6.059cm" svg:height="9.099cm" svg:x="7.471cm" svg:y="18.901cm">
          <draw:image xlink:href="Pictures/100002010000014B000001F108E07E8929E56E75.png" xlink:type="simple" xlink:show="embed" xlink:actuate="onLoad">
            <text:p/>
          </draw:image>
        </draw:frame>
        <draw:frame draw:style-name="gr1" draw:text-style-name="P1" draw:layer="layout" svg:width="6.059cm" svg:height="9.099cm" svg:x="14.001cm" svg:y="18.901cm">
          <draw:image xlink:href="Pictures/100002010000014B000001F108E07E8929E56E75.png" xlink:type="simple" xlink:show="embed" xlink:actuate="onLoad">
            <text:p/>
          </draw:image>
        </draw:frame>
      </draw:page>
      <draw:page draw:name="page8" draw:style-name="dp1" draw:master-page-name="Padrão">
        <draw:frame draw:style-name="gr1" draw:text-style-name="P1" draw:layer="layout" svg:width="6.05cm" svg:height="9.1cm" svg:x="1.55cm" svg:y="6cm">
          <draw:image xlink:href="Pictures/100002010000014B000001F1EECE39864CE132E3.png" xlink:type="simple" xlink:show="embed" xlink:actuate="onLoad">
            <text:p/>
          </draw:image>
        </draw:frame>
        <draw:frame draw:style-name="gr1" draw:text-style-name="P1" draw:layer="layout" svg:width="6.05cm" svg:height="9.1cm" svg:x="8.35cm" svg:y="5.9cm">
          <draw:image xlink:href="Pictures/100002010000014B000001F1EECE39864CE132E3.png" xlink:type="simple" xlink:show="embed" xlink:actuate="onLoad">
            <text:p/>
          </draw:image>
        </draw:frame>
        <draw:frame draw:style-name="gr1" draw:text-style-name="P1" draw:layer="layout" svg:width="6.05cm" svg:height="9.1cm" svg:x="15.4cm" svg:y="5.8cm">
          <draw:image xlink:href="Pictures/100002010000014B000001F1EECE39864CE132E3.png" xlink:type="simple" xlink:show="embed" xlink:actuate="onLoad">
            <text:p/>
          </draw:image>
        </draw:frame>
        <draw:frame draw:style-name="gr1" draw:text-style-name="P1" draw:layer="layout" svg:width="6.05cm" svg:height="9.1cm" svg:x="15.6cm" svg:y="13.3cm">
          <draw:image xlink:href="Pictures/100002010000014B000001F1EECE39864CE132E3.png" xlink:type="simple" xlink:show="embed" xlink:actuate="onLoad">
            <text:p/>
          </draw:image>
        </draw:frame>
        <draw:frame draw:style-name="gr1" draw:text-style-name="P1" draw:layer="layout" svg:width="6.05cm" svg:height="9.1cm" svg:x="9.75cm" svg:y="13.3cm">
          <draw:image xlink:href="Pictures/100002010000014B000001F1EECE39864CE132E3.png" xlink:type="simple" xlink:show="embed" xlink:actuate="onLoad">
            <text:p/>
          </draw:image>
        </draw:frame>
        <draw:frame draw:style-name="gr1" draw:text-style-name="P1" draw:layer="layout" svg:width="6.05cm" svg:height="9.1cm" svg:x="2.05cm" svg:y="13.9cm">
          <draw:image xlink:href="Pictures/100002010000014B000001F1EECE39864CE132E3.png" xlink:type="simple" xlink:show="embed" xlink:actuate="onLoad">
            <text:p/>
          </draw:image>
        </draw:frame>
      </draw:page>
      <draw:page draw:name="page9" draw:style-name="dp1" draw:master-page-name="Padrão">
        <draw:frame draw:style-name="gr1" draw:text-style-name="P1" draw:layer="layout" svg:width="6.059cm" svg:height="9.099cm" svg:x="14.001cm" svg:y="0.501cm">
          <draw:image xlink:href="Pictures/100002010000014B000001F108E07E8929E56E75.png" xlink:type="simple" xlink:show="embed" xlink:actuate="onLoad">
            <text:p/>
          </draw:image>
        </draw:frame>
        <draw:frame draw:style-name="gr1" draw:text-style-name="P1" draw:layer="layout" svg:width="6.059cm" svg:height="9.099cm" svg:x="7.471cm" svg:y="0.501cm">
          <draw:image xlink:href="Pictures/100002010000014B000001F108E07E8929E56E75.png" xlink:type="simple" xlink:show="embed" xlink:actuate="onLoad">
            <text:p/>
          </draw:image>
        </draw:frame>
        <draw:frame draw:style-name="gr1" draw:text-style-name="P1" draw:layer="layout" svg:width="6.059cm" svg:height="9.099cm" svg:x="1.001cm" svg:y="0.501cm">
          <draw:image xlink:href="Pictures/100002010000014B000001F108E07E8929E56E75.png" xlink:type="simple" xlink:show="embed" xlink:actuate="onLoad">
            <text:p/>
          </draw:image>
        </draw:frame>
        <draw:frame draw:style-name="gr1" draw:text-style-name="P1" draw:layer="layout" svg:width="6.058cm" svg:height="9.098cm" svg:x="1.002cm" svg:y="9.702cm">
          <draw:image xlink:href="Pictures/100002010000014B000001F1D26F189A0EEF79C0.png" xlink:type="simple" xlink:show="embed" xlink:actuate="onLoad">
            <text:p/>
          </draw:image>
        </draw:frame>
        <draw:frame draw:style-name="gr1" draw:text-style-name="P1" draw:layer="layout" svg:width="6.058cm" svg:height="9.098cm" svg:x="7.472cm" svg:y="9.702cm">
          <draw:image xlink:href="Pictures/100002010000014B000001F1D26F189A0EEF79C0.png" xlink:type="simple" xlink:show="embed" xlink:actuate="onLoad">
            <text:p/>
          </draw:image>
        </draw:frame>
        <draw:frame draw:style-name="gr1" draw:text-style-name="P1" draw:layer="layout" svg:width="6.058cm" svg:height="9.098cm" svg:x="14.002cm" svg:y="9.702cm">
          <draw:image xlink:href="Pictures/100002010000014B000001F1D26F189A0EEF79C0.png" xlink:type="simple" xlink:show="embed" xlink:actuate="onLoad">
            <text:p/>
          </draw:image>
        </draw:frame>
        <draw:frame draw:style-name="gr1" draw:text-style-name="P1" draw:layer="layout" svg:width="4.3cm" svg:height="1.94cm" svg:x="1.2cm" svg:y="19.56cm">
          <draw:image xlink:href="Pictures/10000201000000F10000006E5651E000FD60A7F4.png" xlink:type="simple" xlink:show="embed" xlink:actuate="onLoad">
            <text:p/>
          </draw:image>
        </draw:frame>
      </draw:page>
      <draw:page draw:name="page10" draw:style-name="dp1" draw:master-page-name="Padrão">
        <draw:frame draw:style-name="gr1" draw:text-style-name="P1" draw:layer="layout" svg:width="6.06cm" svg:height="9.1cm" svg:x="-2.025cm" svg:y="3.288cm">
          <draw:image xlink:href="Pictures/100002010000014B000001F17523DA9138CB9911.png" xlink:type="simple" xlink:show="embed" xlink:actuate="onLoad">
            <text:p/>
          </draw:image>
        </draw:frame>
        <draw:frame draw:style-name="gr1" draw:text-style-name="P1" draw:layer="layout" svg:width="6.06cm" svg:height="9.1cm" svg:x="-6.717cm" svg:y="12.355cm">
          <draw:image xlink:href="Pictures/100002010000014B000001F14880AB9DE9E7389A.png" xlink:type="simple" xlink:show="embed" xlink:actuate="onLoad">
            <text:p/>
          </draw:image>
        </draw:frame>
        <draw:frame draw:style-name="gr1" draw:text-style-name="P1" draw:layer="layout" svg:width="6.06cm" svg:height="9.1cm" svg:x="1.362cm" svg:y="14.119cm">
          <draw:image xlink:href="Pictures/100002010000014B000001F1A6B87E7C531C8398.png" xlink:type="simple" xlink:show="embed" xlink:actuate="onLoad">
            <text:p/>
          </draw:image>
        </draw:frame>
        <draw:frame draw:style-name="gr1" draw:text-style-name="P1" draw:layer="layout" svg:width="6.06cm" svg:height="9.1cm" svg:x="7.324cm" svg:y="1.63cm">
          <draw:image xlink:href="Pictures/100002010000014B000001F13F5BE0DC324DCF97.png" xlink:type="simple" xlink:show="embed" xlink:actuate="onLoad">
            <text:p/>
          </draw:image>
        </draw:frame>
        <draw:frame draw:style-name="gr1" draw:text-style-name="P1" draw:layer="layout" svg:width="6.06cm" svg:height="9.1cm" svg:x="16.778cm" svg:y="2.583cm">
          <draw:image xlink:href="Pictures/100002010000014B000001F1CA86E3E35A7865AD.png" xlink:type="simple" xlink:show="embed" xlink:actuate="onLoad">
            <text:p/>
          </draw:image>
        </draw:frame>
        <draw:frame draw:style-name="gr1" draw:text-style-name="P1" draw:layer="layout" svg:width="6.06cm" svg:height="9.1cm" svg:x="8.206cm" svg:y="13.307cm">
          <draw:image xlink:href="Pictures/100002010000014B000001F1B4026977CCE49B43.png" xlink:type="simple" xlink:show="embed" xlink:actuate="onLoad">
            <text:p/>
          </draw:image>
        </draw:frame>
        <draw:frame draw:style-name="gr1" draw:text-style-name="P1" draw:layer="layout" svg:width="6.06cm" svg:height="9.1cm" svg:x="16.002cm" svg:y="14.189cm">
          <draw:image xlink:href="Pictures/100002010000014B000001F1D58B501DFAC19F3B.png" xlink:type="simple" xlink:show="embed" xlink:actuate="onLoad">
            <text:p/>
          </draw:image>
        </draw:frame>
      </draw:page>
      <draw:page draw:name="page11" draw:style-name="dp1" draw:master-page-name="Padrão">
        <draw:frame draw:style-name="gr1" draw:text-style-name="P1" draw:layer="layout" svg:width="6.06cm" svg:height="9.1cm" svg:x="10.149cm" svg:y="7.102cm">
          <draw:image xlink:href="Pictures/100002010000014B000001F1745D5E375AE74CA2.png" xlink:type="simple" xlink:show="embed" xlink:actuate="onLoad">
            <text:p/>
          </draw:image>
        </draw:frame>
      </draw:page>
      <draw:page draw:name="page12" draw:style-name="dp1" draw:master-page-name="Padrão">
        <draw:frame draw:style-name="gr1" draw:text-style-name="P1" draw:layer="layout" svg:width="4.3cm" svg:height="1.96cm" svg:x="15.8cm" svg:y="4.1cm">
          <draw:image xlink:href="Pictures/10000201000000F10000006E74B8D1F9139FEB1F.png" xlink:type="simple" xlink:show="embed" xlink:actuate="onLoad">
            <text:p/>
          </draw:image>
        </draw:frame>
        <draw:frame draw:style-name="gr1" draw:text-style-name="P1" draw:layer="layout" svg:width="4.3cm" svg:height="1.96cm" svg:x="10.5cm" svg:y="4.2cm">
          <draw:image xlink:href="Pictures/10000201000000F10000006E0D0F1B3ECA716585.png" xlink:type="simple" xlink:show="embed" xlink:actuate="onLoad">
            <text:p/>
          </draw:image>
        </draw:frame>
        <draw:frame draw:style-name="gr1" draw:text-style-name="P1" draw:layer="layout" svg:width="4.3cm" svg:height="1.95cm" svg:x="5.5cm" svg:y="4.45cm">
          <draw:image xlink:href="Pictures/10000201000000F10000006E7EA44CACDE7F3305.png" xlink:type="simple" xlink:show="embed" xlink:actuate="onLoad">
            <text:p/>
          </draw:image>
        </draw:frame>
        <draw:frame draw:style-name="gr1" draw:text-style-name="P1" draw:layer="layout" svg:width="4.3cm" svg:height="1.96cm" svg:x="0.8cm" svg:y="4.14cm">
          <draw:image xlink:href="Pictures/10000201000000F10000006E1B152E069869B7B8.png" xlink:type="simple" xlink:show="embed" xlink:actuate="onLoad">
            <text:p/>
          </draw:image>
        </draw:frame>
        <draw:frame draw:style-name="gr1" draw:text-style-name="P1" draw:layer="layout" svg:width="4.3cm" svg:height="1.96cm" svg:x="15.1cm" svg:y="1.24cm">
          <draw:image xlink:href="Pictures/10000201000000F10000006E52852C94D96640EF.png" xlink:type="simple" xlink:show="embed" xlink:actuate="onLoad">
            <text:p/>
          </draw:image>
        </draw:frame>
        <draw:frame draw:style-name="gr1" draw:text-style-name="P1" draw:layer="layout" svg:width="4.3cm" svg:height="1.96cm" svg:x="11.1cm" svg:y="1.04cm">
          <draw:image xlink:href="Pictures/10000201000000F10000006E0E4B05C6FBD81BB7.png" xlink:type="simple" xlink:show="embed" xlink:actuate="onLoad">
            <text:p/>
          </draw:image>
        </draw:frame>
        <draw:frame draw:style-name="gr1" draw:text-style-name="P1" draw:layer="layout" svg:width="4.3cm" svg:height="1.96cm" svg:x="6.2cm" svg:y="0.7cm">
          <draw:image xlink:href="Pictures/10000201000000F10000006EDBF8788E1FAE7F88.png" xlink:type="simple" xlink:show="embed" xlink:actuate="onLoad">
            <text:p/>
          </draw:image>
        </draw:frame>
        <draw:frame draw:style-name="gr1" draw:text-style-name="P1" draw:layer="layout" svg:width="4.3cm" svg:height="1.96cm" svg:x="1cm" svg:y="1.04cm">
          <draw:image xlink:href="Pictures/10000201000000F10000006EBEBA7A967232E59B.png" xlink:type="simple" xlink:show="embed" xlink:actuate="onLoad">
            <text:p/>
          </draw:image>
        </draw:frame>
      </draw:page>
      <draw:page draw:name="page13" draw:style-name="dp1" draw:master-page-name="Padrão">
        <draw:frame draw:style-name="gr1" draw:text-style-name="P1" draw:layer="layout" svg:width="4.3cm" svg:height="1.96cm" svg:x="5.428cm" svg:y="11.51cm">
          <draw:image xlink:href="Pictures/10000201000000F10000006E5651E000FD60A7F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7T13:15:56.310000000</meta:creation-date>
    <dc:date>2017-06-07T14:13:51.609000000</dc:date>
    <meta:editing-duration>PT6M4S</meta:editing-duration>
    <meta:editing-cycles>2</meta:editing-cycles>
    <meta:generator>LibreOffice/5.2.2.2$Windows_x86 LibreOffice_project/8f96e87c890bf8fa77463cd4b640a2312823f3ad</meta:generator>
    <meta:document-statistic meta:object-count="93"/>
  </office:meta>
</office:document-meta>
</file>